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32f2" officeooo:paragraph-rsid="000b32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 implement hard- and soft-margin SVMs to classify whether or not a person with given characteristics has diabetes. We attach our code and output.</text:p>
      <text:p text:style-name="Standard"/>
      <text:p text:style-name="P1">Code:</text:p>
      <text:p text:style-name="P1"/>
      <text:p text:style-name="P1"><text:s text:c="2"/>GNU nano 2.5.3 <text:s text:c="55"/>File: SVM.py <text:s text:c="119"/></text:p>
      <text:p text:style-name="P1"/>
      <text:p text:style-name="P1">import numpy as np</text:p>
      <text:p text:style-name="P1">import pandas as pd</text:p>
      <text:p text:style-name="P1">from sklearn.svm import LinearSVC</text:p>
      <text:p text:style-name="P1">from sklearn.model_selection import GridSearchCV</text:p>
      <text:p text:style-name="P1">from sklearn import metrics</text:p>
      <text:p text:style-name="P1"/>
      <text:p text:style-name="P1">param_grid = dict(C=np.linspace(0.1, 2, 20))</text:p>
      <text:p text:style-name="P1"/>
      <text:p text:style-name="P1">df=pd.read_csv('diabetes_scale.csv', sep=',',header=None)</text:p>
      <text:p text:style-name="P1">datavals=df.values</text:p>
      <text:p text:style-name="P1">data=datavals.astype(np.float)</text:p>
      <text:p text:style-name="P1"/>
      <text:p text:style-name="P1">trainlabels = data[0:499,0]</text:p>
      <text:p text:style-name="P1">trainfeatures = data[0:499,1:]</text:p>
      <text:p text:style-name="P1">testlabels = data[500:767,0]</text:p>
      <text:p text:style-name="P1">testfeatures = data[500:767,1:]</text:p>
      <text:p text:style-name="P1"/>
      <text:p text:style-name="P1">print("Soft-Margin SVM:")</text:p>
      <text:p text:style-name="P1">SoftClf = GridSearchCV(LinearSVC(loss='hinge',penalty='l2',random_state=42),param_grid=param_grid, cv=5)</text:p>
      <text:p text:style-name="P1">SoftClf.fit(trainfeatures,trainlabels)</text:p>
      <text:p text:style-name="P1">print("The best parameter is %s with a training accuracy of %f"</text:p>
      <text:p text:style-name="P1"><text:s/>% (SoftClf.best_params_, SoftClf.best_score_))</text:p>
      <text:p text:style-name="P1">SoftTestGuess=SoftClf.predict(testfeatures)</text:p>
      <text:p text:style-name="P1">errs = metrics.accuracy_score(testlabels,SoftTestGuess)</text:p>
      <text:p text:style-name="P1">print("The test accuracy is %f"</text:p>
      <text:p text:style-name="P1"><text:s/>% (errs))</text:p>
      <text:p text:style-name="P1"/>
      <text:p text:style-name="P1">print("Hard-Margin SVM:")</text:p>
      <text:p text:style-name="P1">HardClf = LinearSVC(C=1000000,loss='hinge',penalty='l2',random_state=42)</text:p>
      <text:p text:style-name="P1">HardClf.fit(trainfeatures,trainlabels)</text:p>
      <text:p text:style-name="P1">HardTrainGuess=HardClf.predict(trainfeatures)</text:p>
      <text:p text:style-name="P1">TrainErrs = metrics.accuracy_score(trainlabels,HardTrainGuess)</text:p>
      <text:p text:style-name="P1">print("The train accuracy is %f"</text:p>
      <text:p text:style-name="P1"><text:s/>% (TrainErrs))</text:p>
      <text:p text:style-name="P1">HardTestGuess=HardClf.predict(testfeatures)</text:p>
      <text:p text:style-name="P1">TestErrs = metrics.accuracy_score(testlabels,HardTestGuess)</text:p>
      <text:p text:style-name="P1">print("The test accuracy is %f"</text:p>
      <text:p text:style-name="P1"><text:s/>% (TestErrs))</text:p>
      <text:p text:style-name="P1"/>
      <text:p text:style-name="P1"/>
      <text:p text:style-name="P1"/>
      <text:p text:style-name="P1"><text:soft-page-break/>Output:</text:p>
      <text:p text:style-name="P1"/>
      <text:p text:style-name="P1">Soft-Margin SVM:</text:p>
      <text:p text:style-name="P1">The best parameter is {'C': 0.5} with a training accuracy of 0.769539</text:p>
      <text:p text:style-name="P1">The test accuracy is 0.775281</text:p>
      <text:p text:style-name="P1">Hard-Margin SVM:</text:p>
      <text:p text:style-name="P1">The train accuracy is 0.739479</text:p>
      <text:p text:style-name="P1">The test accuracy is 0.734082</text:p>
      <text:p text:style-name="P1"/>
      <text:p text:style-name="P1"/>
      <text:p text:style-name="P1">We note that the soft-margin SVM performed better on both the training and testing set. This is likely because the soft-margin SVM is more robust, and is able to ignore noise that the hard-margin SVM is forced to consider. Thus, the hard-margin SVM will fit to the noise and select a less-than ideal decision boundary, while the soft-margin SVM is able to ignore noise when defining its marg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7:44:58.598559792</meta:creation-date>
    <dc:date>2017-11-08T18:01:03.884244660</dc:date>
    <meta:editing-duration>PT16M5S</meta:editing-duration>
    <meta:editing-cycles>1</meta:editing-cycles>
    <meta:document-statistic meta:table-count="0" meta:image-count="0" meta:object-count="0" meta:page-count="2" meta:paragraph-count="44" meta:word-count="231" meta:character-count="2208" meta:non-whitespace-character-count="1840"/>
    <meta:generator>LibreOffice/5.1.6.2$Linux_X86_64 LibreOffice_project/10m0$Build-2</meta:generator>
  </office:meta>
</office:document-meta>
</file>